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50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1"/>
        <table:table-column table:style-name="co9" table:default-cell-style-name="Default"/>
        <table:table-column table:style-name="co1" table:number-columns-repeated="1016" table:default-cell-style-name="Default"/>
        <table:table-row table:style-name="ro2">
          <table:table-cell/>
          <table:table-cell table:style-name="ce5" office:value-type="string" table:number-columns-spanned="7" table:number-rows-spanned="1">
            <text:p>VBS1</text:p>
          </table:table-cell>
          <table:covered-table-cell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style-name="ce8"/>
          <table:table-cell table:number-columns-repeated="1016"/>
        </table:table-row>
        <table:table-row table:style-name="ro3">
          <table:table-cell table:style-name="ce1" office:value-type="string">
            <text:p>Fecha</text:p>
          </table:table-cell>
          <table:table-cell table:style-name="ce6" office:value-type="string">
            <text:p>Gestión 1</text:p>
          </table:table-cell>
          <table:table-cell table:style-name="ce6" office:value-type="string">
            <text:p>Gestión 2</text:p>
          </table:table-cell>
          <table:table-cell table:style-name="ce6" office:value-type="string">
            <text:p>Gestión 3</text:p>
          </table:table-cell>
          <table:table-cell table:style-name="ce6" office:value-type="string">
            <text:p>Gestión 4</text:p>
          </table:table-cell>
          <table:table-cell table:style-name="ce6" office:value-type="string">
            <text:p>Gestión 5</text:p>
          </table:table-cell>
          <table:table-cell table:style-name="ce6" office:value-type="string">
            <text:p>Señal no válida</text:p>
          </table:table-cell>
          <table:table-cell table:style-name="ce6" office:value-type="string">
            <text:p>Dudosa</text:p>
          </table:table-cell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1010"/>
        </table:table-row>
        <table:table-row table:style-name="ro1">
          <table:table-cell table:style-name="ce2" office:value-type="date" office:date-value="2020-08-28T18:00:00">
            <text:p>28/08/20 18:00</text:p>
          </table:table-cell>
          <table:table-cell office:value-type="string">
            <text:p>731.48</text:p>
          </table:table-cell>
          <table:table-cell office:value-type="float" office:value="500">
            <text:p>500</text:p>
          </table:table-cell>
          <table:table-cell office:value-type="string">
            <text:p>597.22</text:p>
          </table:table-cell>
          <table:table-cell office:value-type="string">
            <text:p>634.25</text:p>
          </table:table-cell>
          <table:table-cell office:value-type="string">
            <text:p>754.62</text:p>
          </table:table-cell>
          <table:table-cell table:style-name="ce10" office:value-type="string">
            <text:p>X</text:p>
          </table:table-cell>
          <table:table-cell office:value-type="float" office:value="800">
            <text:p>8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08-31T18:00:00">
            <text:p>31/08/20 18:00</text:p>
          </table:table-cell>
          <table:table-cell office:value-type="string">
            <text:p>1207.14</text:p>
          </table:table-cell>
          <table:table-cell table:number-columns-repeated="2" office:value-type="string">
            <text:p>1314.29</text:p>
          </table:table-cell>
          <table:table-cell office:value-type="string">
            <text:p>914.29</text:p>
          </table:table-cell>
          <table:table-cell office:value-type="string">
            <text:p>1207.14</text:p>
          </table:table-cell>
          <table:table-cell office:value-type="string">
            <text:p>X</text:p>
          </table:table-cell>
          <table:table-cell office:value-type="float" office:value="-500">
            <text:p>-5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09-15T10:00:00">
            <text:p>15/09/20 10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00">
            <text:p>12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09-29T04:00:00">
            <text:p>29/09/20 04:00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 office:value-type="float" office:value="300">
            <text:p>3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0-05T18:00:00">
            <text:p>05/10/20 18:0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372.45</text:p>
          </table:table-cell>
          <table:table-cell office:value-type="string">
            <text:p>X</text:p>
          </table:table-cell>
          <table:table-cell office:value-type="float" office:value="-500">
            <text:p>-5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0-20T21:00:00">
            <text:p>20/10/20 21:00</text:p>
          </table:table-cell>
          <table:table-cell office:value-type="string">
            <text:p>813.73</text:p>
          </table:table-cell>
          <table:table-cell office:value-type="string">
            <text:p>838.24</text:p>
          </table:table-cell>
          <table:table-cell office:value-type="string">
            <text:p>720.59</text:p>
          </table:table-cell>
          <table:table-cell office:value-type="string">
            <text:p>676.47</text:p>
          </table:table-cell>
          <table:table-cell office:value-type="string">
            <text:p>784.31</text:p>
          </table:table-cell>
          <table:table-cell office:value-type="string">
            <text:p>X</text:p>
          </table:table-cell>
          <table:table-cell office:value-type="float" office:value="650">
            <text:p>65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1-03T19:00:00">
            <text:p>03/11/20 19:00</text:p>
          </table:table-cell>
          <table:table-cell office:value-type="string">
            <text:p>546.88</text:p>
          </table:table-cell>
          <table:table-cell office:value-type="float" office:value="500">
            <text:p>500</text:p>
          </table:table-cell>
          <table:table-cell office:value-type="string">
            <text:p>320.31</text:p>
          </table:table-cell>
          <table:table-cell office:value-type="string">
            <text:p>128.91</text:p>
          </table:table-cell>
          <table:table-cell office:value-type="string">
            <text:p>417.97</text:p>
          </table:table-cell>
          <table:table-cell office:value-type="string">
            <text:p>X</text:p>
          </table:table-cell>
          <table:table-cell office:value-type="float" office:value="-500">
            <text:p>-5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1-05T16:00:00">
            <text:p>05/11/20 16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1-16T07:00:00">
            <text:p>16/11/20 07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1-17T16:00:00">
            <text:p>17/11/20 16:00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2-02T01:00:00">
            <text:p>02/12/20 01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2-03T06:00:00">
            <text:p>03/12/20 06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2-14T21:00:00">
            <text:p>14/12/20 21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2-16T11:00:00">
            <text:p>16/12/20 11:00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0-12-29T22:00:00">
            <text:p>29/12/20 22:00</text:p>
          </table:table-cell>
          <table:table-cell office:value-type="string">
            <text:p>1204.08</text:p>
          </table:table-cell>
          <table:table-cell table:number-columns-repeated="2" office:value-type="string">
            <text:p>1306.12</text:p>
          </table:table-cell>
          <table:table-cell office:value-type="string">
            <text:p>1091.84</text:p>
          </table:table-cell>
          <table:table-cell office:value-type="string">
            <text:p>1204.08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1-01-19T17:00:00">
            <text:p>19/01/21 17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7"/>
          <table:table-cell table:number-columns-repeated="1015"/>
        </table:table-row>
        <table:table-row table:style-name="ro1">
          <table:table-cell table:style-name="ce2" office:value-type="date" office:date-value="2021-01-22T07:00:00">
            <text:p>22/01/21 07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1-27T03:00:00">
            <text:p>27/01/21 03: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2-09T05:00:00">
            <text:p>09/02/21 05:00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2-09T12:00:00">
            <text:p>09/02/21 12:00</text:p>
          </table:table-cell>
          <table:table-cell office:value-type="string">
            <text:p>656.25</text:p>
          </table:table-cell>
          <table:table-cell office:value-type="float" office:value="500">
            <text:p>500</text:p>
          </table:table-cell>
          <table:table-cell office:value-type="string">
            <text:p>482.95</text:p>
          </table:table-cell>
          <table:table-cell office:value-type="string">
            <text:p>494.32</text:p>
          </table:table-cell>
          <table:table-cell office:value-type="string">
            <text:p>661.93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esultado 20 </text:p>
          </table:table-cell>
          <table:table-cell table:number-columns-repeated="5" office:value-type="string">
            <text:p>**********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imeras</text:p>
          </table:table-cell>
          <table:table-cell table:number-columns-repeated="5" office:value-type="string">
            <text:p>**********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anadoras</text:p>
          </table:table-cell>
          <table:table-cell table:number-columns-repeated="5" office:value-type="string">
            <text:p>16 <text:s/>(80%)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erdedoras</text:p>
          </table:table-cell>
          <table:table-cell table:number-columns-repeated="5" office:value-type="string">
            <text:p>4 <text:s/>(20%)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yor ganancia</text:p>
          </table:table-cell>
          <table:table-cell office:value-type="string">
            <text:p>1207.14</text:p>
          </table:table-cell>
          <table:table-cell table:number-columns-repeated="2" office:value-type="string">
            <text:p>1314.29</text:p>
          </table:table-cell>
          <table:table-cell office:value-type="string">
            <text:p>1091.84</text:p>
          </table:table-cell>
          <table:table-cell office:value-type="string">
            <text:p>1207.14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yor pérdida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Ganancia media</text:p>
          </table:table-cell>
          <table:table-cell office:value-type="string">
            <text:p>859.92</text:p>
          </table:table-cell>
          <table:table-cell office:value-type="string">
            <text:p>826.44</text:p>
          </table:table-cell>
          <table:table-cell office:value-type="string">
            <text:p>790.24</text:p>
          </table:table-cell>
          <table:table-cell office:value-type="string">
            <text:p>616.07</text:p>
          </table:table-cell>
          <table:table-cell office:value-type="string">
            <text:p>771.78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érdida media</text:p>
          </table:table-cell>
          <table:table-cell table:number-columns-repeated="5" office:value-type="float" office:value="-500">
            <text:p>-50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alance</text:p>
          </table:table-cell>
          <table:table-cell office:value-type="string">
            <text:p>3159.56</text:p>
          </table:table-cell>
          <table:table-cell office:value-type="string">
            <text:p>2958.64</text:p>
          </table:table-cell>
          <table:table-cell office:value-type="string">
            <text:p>2741.47</text:p>
          </table:table-cell>
          <table:table-cell office:value-type="string">
            <text:p>2312.53</text:p>
          </table:table-cell>
          <table:table-cell office:value-type="string">
            <text:p>3402.5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31/05/2021</text:date>, <text:time>19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H47M28S</meta:editing-duration>
    <meta:editing-cycles>37</meta:editing-cycles>
    <meta:generator>OpenOffice/4.1.5$Win32 OpenOffice.org_project/415m1$Build-9789</meta:generator>
    <dc:date>2021-05-31T19:42:35.38</dc:date>
    <dc:creator>fernando zunzunegui gonzález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